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46150" officeooo:paragraph-rsid="00146150"/>
    </style:style>
    <style:style style:name="P2" style:family="paragraph" style:parent-style-name="Standard">
      <style:paragraph-properties fo:text-align="justify" style:justify-single-word="false"/>
      <style:text-properties officeooo:rsid="00146150" officeooo:paragraph-rsid="00177b92"/>
    </style:style>
    <style:style style:name="P3" style:family="paragraph" style:parent-style-name="Standard">
      <style:paragraph-properties fo:text-align="justify" style:justify-single-word="false"/>
      <style:text-properties officeooo:rsid="00146150" officeooo:paragraph-rsid="0018f6c3"/>
    </style:style>
    <style:style style:name="P4" style:family="paragraph" style:parent-style-name="Standard">
      <style:paragraph-properties fo:text-align="justify" style:justify-single-word="false"/>
      <style:text-properties officeooo:rsid="00146150" officeooo:paragraph-rsid="001e46ab"/>
    </style:style>
    <style:style style:name="P5" style:family="paragraph" style:parent-style-name="Standard">
      <style:paragraph-properties fo:text-align="justify" style:justify-single-word="false"/>
      <style:text-properties officeooo:rsid="0015c4b3" officeooo:paragraph-rsid="0015c4b3"/>
    </style:style>
    <style:style style:name="P6" style:family="paragraph" style:parent-style-name="Standard">
      <style:paragraph-properties fo:text-align="justify" style:justify-single-word="false"/>
      <style:text-properties officeooo:rsid="0015c4b3" officeooo:paragraph-rsid="00177b92"/>
    </style:style>
    <style:style style:name="P7" style:family="paragraph" style:parent-style-name="Standard">
      <style:paragraph-properties fo:text-align="justify" style:justify-single-word="false"/>
      <style:text-properties officeooo:rsid="0015c4b3" officeooo:paragraph-rsid="0018f6c3"/>
    </style:style>
    <style:style style:name="P8" style:family="paragraph" style:parent-style-name="Standard">
      <style:paragraph-properties fo:text-align="justify" style:justify-single-word="false"/>
      <style:text-properties officeooo:rsid="0015c4b3" officeooo:paragraph-rsid="001e46ab"/>
    </style:style>
    <style:style style:name="P9" style:family="paragraph" style:parent-style-name="Standard">
      <style:paragraph-properties fo:text-align="justify" style:justify-single-word="false"/>
      <style:text-properties officeooo:rsid="0017d698" officeooo:paragraph-rsid="0017d698"/>
    </style:style>
    <style:style style:name="P10" style:family="paragraph" style:parent-style-name="Standard">
      <style:paragraph-properties fo:text-align="justify" style:justify-single-word="false"/>
      <style:text-properties officeooo:rsid="0018f6c3" officeooo:paragraph-rsid="0018f6c3"/>
    </style:style>
    <style:style style:name="P11" style:family="paragraph" style:parent-style-name="Standard">
      <style:paragraph-properties fo:text-align="justify" style:justify-single-word="false"/>
      <style:text-properties fo:font-weight="bold" officeooo:rsid="00146150" officeooo:paragraph-rsid="00146150" style:font-weight-asian="bold" style:font-weight-complex="bold"/>
    </style:style>
    <style:style style:name="P12" style:family="paragraph" style:parent-style-name="Standard">
      <style:paragraph-properties fo:text-align="justify" style:justify-single-word="false"/>
      <style:text-properties fo:font-weight="bold" officeooo:rsid="0018f6c3" officeooo:paragraph-rsid="0018f6c3" style:font-weight-asian="bold" style:font-weight-complex="bold"/>
    </style:style>
    <style:style style:name="P13" style:family="paragraph" style:parent-style-name="Standard">
      <style:paragraph-properties fo:text-align="justify" style:justify-single-word="false"/>
      <style:text-properties fo:font-weight="bold" officeooo:rsid="001e46ab" officeooo:paragraph-rsid="001e46ab" style:font-weight-asian="bold" style:font-weight-complex="bold"/>
    </style:style>
    <style:style style:name="P14" style:family="paragraph" style:parent-style-name="Standard">
      <style:paragraph-properties fo:text-align="justify" style:justify-single-word="false"/>
      <style:text-properties fo:font-weight="normal" officeooo:rsid="001e46ab" officeooo:paragraph-rsid="001e46ab" style:font-weight-asian="normal" style:font-weight-complex="normal"/>
    </style:style>
    <style:style style:name="P15" style:family="paragraph" style:parent-style-name="Standard">
      <style:paragraph-properties fo:text-align="justify" style:justify-single-word="false"/>
      <style:text-properties fo:font-weight="normal" officeooo:rsid="00146150" officeooo:paragraph-rsid="001e46ab" style:font-weight-asian="normal" style:font-weight-complex="normal"/>
    </style:style>
    <style:style style:name="P16" style:family="paragraph" style:parent-style-name="Standard">
      <style:paragraph-properties fo:text-align="justify" style:justify-single-word="false"/>
      <style:text-properties fo:font-weight="normal" officeooo:rsid="001e6c9a" officeooo:paragraph-rsid="001e6c9a" style:font-weight-asian="normal" style:font-weight-complex="normal"/>
    </style:style>
    <style:style style:name="P17" style:family="paragraph" style:parent-style-name="Standard">
      <style:paragraph-properties fo:text-align="justify" style:justify-single-word="false" fo:padding="0.074cm" fo:border-left="none" fo:border-right="none" fo:border-top="none" fo:border-bottom="0.06pt solid #000000" style:join-border="false"/>
      <style:text-properties officeooo:rsid="00146150" officeooo:paragraph-rsid="00146150"/>
    </style:style>
    <style:style style:name="P18" style:family="paragraph" style:parent-style-name="Standard">
      <style:paragraph-properties fo:text-align="justify" style:justify-single-word="false" fo:padding="0.074cm" fo:border-left="none" fo:border-right="none" fo:border-top="none" fo:border-bottom="0.06pt solid #000000" style:join-border="false"/>
      <style:text-properties officeooo:rsid="00146150" officeooo:paragraph-rsid="00177b92"/>
    </style:style>
    <style:style style:name="P19" style:family="paragraph" style:parent-style-name="Standard">
      <style:paragraph-properties fo:text-align="justify" style:justify-single-word="false" fo:padding="0.074cm" fo:border-left="none" fo:border-right="none" fo:border-top="none" fo:border-bottom="0.06pt solid #000000" style:join-border="false"/>
      <style:text-properties officeooo:rsid="00146150" officeooo:paragraph-rsid="0018f6c3"/>
    </style:style>
    <style:style style:name="P20" style:family="paragraph" style:parent-style-name="Standard">
      <style:paragraph-properties fo:text-align="justify" style:justify-single-word="false" fo:padding="0.074cm" fo:border-left="none" fo:border-right="none" fo:border-top="none" fo:border-bottom="0.06pt solid #000000" style:join-border="false"/>
      <style:text-properties officeooo:rsid="00146150" officeooo:paragraph-rsid="001e46ab"/>
    </style:style>
    <style:style style:name="P21" style:family="paragraph" style:parent-style-name="Standard">
      <style:paragraph-properties fo:text-align="justify" style:justify-single-word="false"/>
      <style:text-properties officeooo:rsid="00146150" officeooo:paragraph-rsid="00146150"/>
    </style:style>
    <style:style style:name="P22" style:family="paragraph" style:parent-style-name="Standard">
      <style:paragraph-properties fo:text-align="justify" style:justify-single-word="false"/>
      <style:text-properties officeooo:rsid="00146150" officeooo:paragraph-rsid="0018f6c3"/>
    </style:style>
    <style:style style:name="P23" style:family="paragraph" style:parent-style-name="Standard">
      <style:paragraph-properties fo:text-align="justify" style:justify-single-word="false"/>
      <style:text-properties officeooo:rsid="0018f6c3" officeooo:paragraph-rsid="0018f6c3"/>
    </style:style>
    <style:style style:name="P24" style:family="paragraph" style:parent-style-name="Standard">
      <style:paragraph-properties fo:text-align="justify" style:justify-single-word="false"/>
      <style:text-properties fo:font-weight="normal" officeooo:rsid="001e46ab" officeooo:paragraph-rsid="001e46ab" style:font-weight-asian="normal" style:font-weight-complex="normal"/>
    </style:style>
    <style:style style:name="T1" style:family="text">
      <style:text-properties style:text-position="super 58%"/>
    </style:style>
    <style:style style:name="T2" style:family="text">
      <style:text-properties officeooo:rsid="00177b92"/>
    </style:style>
    <style:style style:name="T3" style:family="text">
      <style:text-properties officeooo:rsid="0018f6c3"/>
    </style:style>
    <style:style style:name="T4" style:family="text">
      <style:text-properties officeooo:rsid="001e6c9a"/>
    </style:style>
    <style:style style:name="T5" style:family="text">
      <style:text-properties officeooo:rsid="001ee4fb"/>
    </style:style>
    <style:style style:name="T6" style:family="text">
      <style:text-properties officeooo:rsid="001f576d"/>
    </style:style>
    <style:style style:name="T7" style:family="text">
      <style:text-properties officeooo:rsid="0020a875"/>
    </style:style>
    <style:style style:name="T8" style:family="text">
      <style:text-properties officeooo:rsid="0020f1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urgaon Transportation System:</text:p>
      <text:p text:style-name="P1">Concerning the huge volume of people travelling to and fro in the milennium city, the govt has deccided to bring a new travel system in the city. The system has the following base feature set:</text:p>
      <text:p text:style-name="P1"/>
      <text:p text:style-name="P1">1. Cabs, metro, busses, local trains, all come under this system. A person can travel through any mode using the same travel card <text:span text:style-name="T5">by swiping it at various points.</text:span></text:p>
      <text:p text:style-name="P1">2. The per km travelled rates for weekdays and weekends are different.</text:p>
      <text:p text:style-name="P1">3. Later the govt plans to introduce multiple rates depending on the peak hours of travel – public holiday rates – off peak hours – night travel would be costly as additional security measures will be ensured.</text:p>
      <text:p text:style-name="P1">4. Also the Govt has a plan to introduce a culture of car pool at its bus stops – a person can punch his travel card on the bus stop and join any person's car going in his direction. The co-passenger travel card gets debited according to the kms travelled and the owner gets the same amout credited to his travel card.</text:p>
      <text:p text:style-name="P1"/>
      <text:p text:style-name="P1"/>
      <text:p text:style-name="P5">Your task is to identify some design issues you can see in develloping this system and the solution you would propose to solve it.</text:p>
      <text:p text:style-name="P17"/>
      <text:p text:style-name="P1"/>
      <text:p text:style-name="P1"/>
      <text:p text:style-name="P11">All Share system:</text:p>
      <text:p text:style-name="P1">Say we are back in time and developing a new mode to share things(images, mp3s , videos .. ) from our mobile handset<text:span text:style-name="T7">s</text:span> to the various available mediums. The things to consider will be:</text:p>
      <text:p text:style-name="P1"/>
      <text:p text:style-name="P1">1. <text:span text:style-name="T7">Examples of m</text:span>ediums can be facebook, twitter, onedrive, w<text:span text:style-name="T2">h</text:span>atsapp.. The list of medium is a 3<text:span text:style-name="T1">rd</text:span> party dependency and can grow OR shrink based on your latest interface upgrade.</text:p>
      <text:p text:style-name="P1">2. <text:s/>The type of objects are also evolving <text:span text:style-name="T8">every day and</text:span> we keep on getting new types of media types with time.</text:p>
      <text:p text:style-name="P2"/>
      <text:p text:style-name="P6">Your task is to identify some design issues you can see in develloping this system and the solution you would propose to solve it.</text:p>
      <text:p text:style-name="P18"/>
      <text:p text:style-name="P2"/>
      <text:p text:style-name="P2"/>
      <text:p text:style-name="P11">Intelligent funds:</text:p>
      <text:p text:style-name="P9">Our company plans to launch a new day-trading like platform for shares and funds trading. The initial thoughts are:</text:p>
      <text:p text:style-name="P9"/>
      <text:p text:style-name="P9">1. A subscriber to the platform can decide on a game plan for him. In a game plan he can add different shares types and their individual quantity.</text:p>
      <text:p text:style-name="P9">2. The user just has to fix a number of shares he wants to play with at the start of his day. But the user can click on play any number of times during the working hours to take his chances.</text:p>
      <text:p text:style-name="P9">3. On click of play button, our automated system then analyzes the added share trends and based upon does a purchase or sell of those kind of shares.</text:p>
      <text:p text:style-name="P9">4. The maximum risk of the user is the number of shares he has kept for the day * price of each.</text:p>
      <text:p text:style-name="P9">5. Also consider that the market is flexible and shares ge<text:span text:style-name="T3">ts</text:span> enlisted and delisted frequently.</text:p>
      <text:p text:style-name="P9"/>
      <text:p text:style-name="P3"/>
      <text:p text:style-name="P7">Your task is to identify some design issues you can see in develloping this system and the solution you would propose to solve it.</text:p>
      <text:p text:style-name="P19"/>
      <text:p text:style-name="P3"><text:soft-page-break/></text:p>
      <text:p text:style-name="P12">Old is Gold:</text:p>
      <text:p text:style-name="P10">You have started working on a legacy application which has the following issues:</text:p>
      <text:p text:style-name="P10"/>
      <text:p text:style-name="P10">1. The technical stack is quite old consisting of earlier versions of java, heavy weight EJB's 2.x, and others.</text:p>
      <text:p text:style-name="P10">2. Being a legacy system, you have a limited technical knowledge and impact analysis. The only thing assured to you is that the system is working with ZERO defects when you will start working on it.</text:p>
      <text:p text:style-name="P10">3. When you started working on the project, you observed that even a no-test-run build of the system takes more than 30 minutes and any service layer changes are not visible without the builds in place.</text:p>
      <text:p text:style-name="P10">4. You are asked to do a spike to create a design change in the system considering the following AIM in mind – emphasize on lesser build time for development and the design should enable the system to absorb new functionallity without impacts to the existing functionality.</text:p>
      <text:p text:style-name="P10"/>
      <text:p text:style-name="P10"/>
      <text:p text:style-name="P7">Your task is to identify some design issues you can see in develloping this system and the solution you would propose to solve it.</text:p>
      <text:p text:style-name="P19"/>
      <text:p text:style-name="P3"/>
      <text:p text:style-name="P3"/>
      <text:p text:style-name="P13">Intergallactic <text:span text:style-name="T6">FEST</text:span>:</text:p>
      <text:p text:style-name="P14">Say we have progressed to a new time very fast and there is what is observed:</text:p>
      <text:p text:style-name="P14"/>
      <text:p text:style-name="P14">1. Life exists on all planets but in different forms and they communicate in different languages.</text:p>
      <text:p text:style-name="P14">2. Our scientists have already deciphered the different language patterns using the neuro-signals and can analyze and convert it to other form/language.</text:p>
      <text:p text:style-name="P14">3. To be able to talk now to a person from different planet, you both should be wearing this device and download the other person's language set to anable thee communication.</text:p>
      <text:p text:style-name="P14">4. <text:span text:style-name="T4">Also the</text:span> group of people <text:span text:style-name="T4">from different planets </text:span>should be able to understand and put their points forward to the group.</text:p>
      <text:p text:style-name="P16">5. People from same planets can bypass the device to communicate.</text:p>
      <text:p text:style-name="P14"/>
      <text:p text:style-name="P14"/>
      <text:p text:style-name="P8">Your task is to identify some design issues you can see in develloping this system and the solution you would propose to solve it.</text:p>
      <text:p text:style-name="P20"/>
      <text:p text:style-name="P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11:10:56.953180448</meta:creation-date>
    <dc:date>2015-02-26T13:56:05.542584184</dc:date>
    <meta:editing-duration>PT1H46M28S</meta:editing-duration>
    <meta:editing-cycles>14</meta:editing-cycles>
    <meta:generator>LibreOffice/4.2.7.2$Linux_X86_64 LibreOffice_project/420m0$Build-2</meta:generator>
    <meta:document-statistic meta:table-count="0" meta:image-count="0" meta:object-count="0" meta:page-count="2" meta:paragraph-count="35" meta:word-count="811" meta:character-count="4509" meta:non-whitespace-character-count="3727"/>
  </office:meta>
</office:document-meta>
</file>